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Oriya" svg:font-family="'Lohit Oriya'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Noto Serif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erif" fo:font-size="8pt" fo:language="en" fo:country="PH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erif" fo:font-size="8pt" style:font-size-asian="8pt" style:font-size-complex="8pt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Noto Serif"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If Buy</text:p>
          </table:table-cell>
          <table:table-cell table:style-name="ce2" office:value-type="string" calcext:value-type="string">
            <text:p>If Sell</text:p>
          </table:table-cell>
          <table:table-cell table:style-name="ce2" office:value-type="string" calcext:value-type="string">
            <text:p>Bull or Bear</text:p>
          </table:table-cell>
          <table:table-cell table:number-columns-repeated="2"/>
          <table:table-cell office:value-type="string" calcext:value-type="string">
            <text:p>BULL</text:p>
          </table:table-cell>
          <table:table-cell office:value-type="string" calcext:value-type="string">
            <text:p>BEA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3" office:value-type="float" office:value="0.00202" calcext:value-type="float">
            <text:p>0.00202</text:p>
          </table:table-cell>
          <table:table-cell table:style-name="ce3" office:value-type="float" office:value="0.00051" calcext:value-type="float">
            <text:p>0.00051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5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float" office:value="0.00261" calcext:value-type="float">
            <text:p>0.00261</text:p>
          </table:table-cell>
          <table:table-cell table:style-name="ce3" office:value-type="float" office:value="0.00698" calcext:value-type="float">
            <text:p>0.00698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6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float" office:value="0.00188" calcext:value-type="float">
            <text:p>0.00188</text:p>
          </table:table-cell>
          <table:table-cell table:style-name="ce3" office:value-type="float" office:value="0.00242" calcext:value-type="float">
            <text:p>0.00242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7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float" office:value="0.00167" calcext:value-type="float">
            <text:p>0.00167</text:p>
          </table:table-cell>
          <table:table-cell table:style-name="ce3" office:value-type="float" office:value="0.00335" calcext:value-type="float">
            <text:p>0.00335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9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3" office:value-type="float" office:value="0.00058" calcext:value-type="float">
            <text:p>0.00058</text:p>
          </table:table-cell>
          <table:table-cell table:style-name="ce3" office:value-type="float" office:value="0.00829" calcext:value-type="float">
            <text:p>0.00829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10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0.00213" calcext:value-type="float">
            <text:p>0.00213</text:p>
          </table:table-cell>
          <table:table-cell table:style-name="ce3" office:value-type="float" office:value="0.00433" calcext:value-type="float">
            <text:p>0.00433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11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0.00497" calcext:value-type="float">
            <text:p>0.00497</text:p>
          </table:table-cell>
          <table:table-cell table:style-name="ce3" office:value-type="float" office:value="0.0013" calcext:value-type="float">
            <text:p>0.0013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12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float" office:value="0.00115" calcext:value-type="float">
            <text:p>0.00115</text:p>
          </table:table-cell>
          <table:table-cell table:style-name="ce3" office:value-type="float" office:value="0.00482" calcext:value-type="float">
            <text:p>0.00482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13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00463" calcext:value-type="float">
            <text:p>0.00463</text:p>
          </table:table-cell>
          <table:table-cell table:style-name="ce3" office:value-type="float" office:value="0.0012" calcext:value-type="float">
            <text:p>0.0012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15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3" office:value-type="float" office:value="0.00166" calcext:value-type="float">
            <text:p>0.00166</text:p>
          </table:table-cell>
          <table:table-cell table:style-name="ce3" office:value-type="float" office:value="0.0031" calcext:value-type="float">
            <text:p>0.0031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16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3" office:value-type="float" office:value="0.00044" calcext:value-type="float">
            <text:p>0.00044</text:p>
          </table:table-cell>
          <table:table-cell table:style-name="ce3" office:value-type="float" office:value="0.00976" calcext:value-type="float">
            <text:p>0.00976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17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3" office:value-type="float" office:value="0.00135" calcext:value-type="float">
            <text:p>0.00135</text:p>
          </table:table-cell>
          <table:table-cell table:style-name="ce3" office:value-type="float" office:value="0.00193" calcext:value-type="float">
            <text:p>0.00193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18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3" office:value-type="float" office:value="0.0009" calcext:value-type="float">
            <text:p>0.0009</text:p>
          </table:table-cell>
          <table:table-cell table:style-name="ce3" office:value-type="float" office:value="0.00325" calcext:value-type="float">
            <text:p>0.00325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19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3" office:value-type="float" office:value="0.00151" calcext:value-type="float">
            <text:p>0.00151</text:p>
          </table:table-cell>
          <table:table-cell table:style-name="ce3" office:value-type="float" office:value="0.00258" calcext:value-type="float">
            <text:p>0.00258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21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3" office:value-type="float" office:value="0.00379" calcext:value-type="float">
            <text:p>0.00379</text:p>
          </table:table-cell>
          <table:table-cell table:style-name="ce3" office:value-type="float" office:value="0.00123" calcext:value-type="float">
            <text:p>0.00123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22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3" office:value-type="float" office:value="0.00205" calcext:value-type="float">
            <text:p>0.00205</text:p>
          </table:table-cell>
          <table:table-cell table:style-name="ce3" office:value-type="float" office:value="0.00305" calcext:value-type="float">
            <text:p>0.00305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23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0.00361" calcext:value-type="float">
            <text:p>0.0036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24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1054" calcext:value-type="float">
            <text:p>0.01054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25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3" office:value-type="float" office:value="0.00428" calcext:value-type="float">
            <text:p>0.00428</text:p>
          </table:table-cell>
          <table:table-cell table:style-name="ce3" office:value-type="float" office:value="0.00127" calcext:value-type="float">
            <text:p>0.00127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27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3" office:value-type="float" office:value="0.00409" calcext:value-type="float">
            <text:p>0.00409</text:p>
          </table:table-cell>
          <table:table-cell table:style-name="ce3" office:value-type="float" office:value="0.00093" calcext:value-type="float">
            <text:p>0.00093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28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3" office:value-type="float" office:value="0.00485" calcext:value-type="float">
            <text:p>0.00485</text:p>
          </table:table-cell>
          <table:table-cell table:style-name="ce3" office:value-type="float" office:value="0.00059" calcext:value-type="float">
            <text:p>0.00059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29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3" office:value-type="float" office:value="0.00481" calcext:value-type="float">
            <text:p>0.00481</text:p>
          </table:table-cell>
          <table:table-cell table:style-name="ce3" office:value-type="float" office:value="0.00077" calcext:value-type="float">
            <text:p>0.00077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30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3" office:value-type="float" office:value="0.00245" calcext:value-type="float">
            <text:p>0.0024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31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0232" calcext:value-type="float">
            <text:p>0.00232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33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3" office:value-type="float" office:value="0.00171" calcext:value-type="float">
            <text:p>0.00171</text:p>
          </table:table-cell>
          <table:table-cell table:style-name="ce3" office:value-type="float" office:value="0.00283" calcext:value-type="float">
            <text:p>0.00283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34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77" calcext:value-type="float">
            <text:p>77</text:p>
          </table:table-cell>
          <table:table-cell table:style-name="ce3" office:value-type="float" office:value="0.00754" calcext:value-type="float">
            <text:p>0.00754</text:p>
          </table:table-cell>
          <table:table-cell table:style-name="ce3" office:value-type="float" office:value="0.00158" calcext:value-type="float">
            <text:p>0.00158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36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78" calcext:value-type="float">
            <text:p>78</text:p>
          </table:table-cell>
          <table:table-cell table:style-name="ce3" office:value-type="float" office:value="0.01047" calcext:value-type="float">
            <text:p>0.01047</text:p>
          </table:table-cell>
          <table:table-cell table:style-name="ce3" office:value-type="float" office:value="0.00096" calcext:value-type="float">
            <text:p>0.00096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37] &gt; 0.00125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79" calcext:value-type="float">
            <text:p>79</text:p>
          </table:table-cell>
          <table:table-cell table:style-name="ce3" office:value-type="float" office:value="0.00234" calcext:value-type="float">
            <text:p>0.00234</text:p>
          </table:table-cell>
          <table:table-cell table:style-name="ce3" office:value-type="float" office:value="0.00981" calcext:value-type="float">
            <text:p>0.00981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38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80" calcext:value-type="float">
            <text:p>80</text:p>
          </table:table-cell>
          <table:table-cell table:style-name="ce3" office:value-type="float" office:value="0.00258" calcext:value-type="float">
            <text:p>0.00258</text:p>
          </table:table-cell>
          <table:table-cell table:style-name="ce3" office:value-type="float" office:value="0.00315" calcext:value-type="float">
            <text:p>0.00315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39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82" calcext:value-type="float">
            <text:p>82</text:p>
          </table:table-cell>
          <table:table-cell table:style-name="ce3" office:value-type="float" office:value="0.00201" calcext:value-type="float">
            <text:p>0.00201</text:p>
          </table:table-cell>
          <table:table-cell table:style-name="ce3" office:value-type="float" office:value="0.00178" calcext:value-type="float">
            <text:p>0.00178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41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83" calcext:value-type="float">
            <text:p>83</text:p>
          </table:table-cell>
          <table:table-cell table:style-name="ce3" office:value-type="float" office:value="0.00147" calcext:value-type="float">
            <text:p>0.00147</text:p>
          </table:table-cell>
          <table:table-cell table:style-name="ce3" office:value-type="float" office:value="0.00613" calcext:value-type="float">
            <text:p>0.00613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42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84" calcext:value-type="float">
            <text:p>84</text:p>
          </table:table-cell>
          <table:table-cell table:style-name="ce3" office:value-type="float" office:value="0.00461" calcext:value-type="float">
            <text:p>0.00461</text:p>
          </table:table-cell>
          <table:table-cell table:style-name="ce3" office:value-type="float" office:value="0.00553" calcext:value-type="float">
            <text:p>0.00553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43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85" calcext:value-type="float">
            <text:p>85</text:p>
          </table:table-cell>
          <table:table-cell table:style-name="ce3" office:value-type="float" office:value="0.00095" calcext:value-type="float">
            <text:p>0.00095</text:p>
          </table:table-cell>
          <table:table-cell table:style-name="ce3" office:value-type="float" office:value="0.00715" calcext:value-type="float">
            <text:p>0.00715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44] &gt; 0.00125)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86" calcext:value-type="float">
            <text:p>86</text:p>
          </table:table-cell>
          <table:table-cell table:style-name="ce3" office:value-type="float" office:value="0.00923" calcext:value-type="float">
            <text:p>0.00923</text:p>
          </table:table-cell>
          <table:table-cell table:style-name="ce3" office:value-type="float" office:value="0.00075" calcext:value-type="float">
            <text:p>0.00075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45] &gt; 0.00125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88" calcext:value-type="float">
            <text:p>88</text:p>
          </table:table-cell>
          <table:table-cell table:style-name="ce3" office:value-type="float" office:value="0.00398" calcext:value-type="float">
            <text:p>0.00398</text:p>
          </table:table-cell>
          <table:table-cell table:style-name="ce3" office:value-type="float" office:value="0.00171" calcext:value-type="float">
            <text:p>0.00171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47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89" calcext:value-type="float">
            <text:p>89</text:p>
          </table:table-cell>
          <table:table-cell table:style-name="ce3" office:value-type="float" office:value="0.00625" calcext:value-type="float">
            <text:p>0.00625</text:p>
          </table:table-cell>
          <table:table-cell table:style-name="ce3" office:value-type="float" office:value="0.00171" calcext:value-type="float">
            <text:p>0.00171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48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90" calcext:value-type="float">
            <text:p>90</text:p>
          </table:table-cell>
          <table:table-cell table:style-name="ce3" office:value-type="float" office:value="0.00182" calcext:value-type="float">
            <text:p>0.00182</text:p>
          </table:table-cell>
          <table:table-cell table:style-name="ce3" office:value-type="float" office:value="0.00354" calcext:value-type="float">
            <text:p>0.00354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49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91" calcext:value-type="float">
            <text:p>91</text:p>
          </table:table-cell>
          <table:table-cell table:style-name="ce3" office:value-type="float" office:value="0.00146" calcext:value-type="float">
            <text:p>0.00146</text:p>
          </table:table-cell>
          <table:table-cell table:style-name="ce3" office:value-type="float" office:value="0.00722" calcext:value-type="float">
            <text:p>0.00722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50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92" calcext:value-type="float">
            <text:p>92</text:p>
          </table:table-cell>
          <table:table-cell table:style-name="ce3" office:value-type="float" office:value="0.00225" calcext:value-type="float">
            <text:p>0.00225</text:p>
          </table:table-cell>
          <table:table-cell table:style-name="ce3" office:value-type="float" office:value="0.00237" calcext:value-type="float">
            <text:p>0.00237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51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94" calcext:value-type="float">
            <text:p>94</text:p>
          </table:table-cell>
          <table:table-cell table:style-name="ce3" office:value-type="float" office:value="0.00453" calcext:value-type="float">
            <text:p>0.00453</text:p>
          </table:table-cell>
          <table:table-cell table:style-name="ce3" office:value-type="float" office:value="0.00202" calcext:value-type="float">
            <text:p>0.00202</text:p>
          </table:table-cell>
          <table:table-cell table:style-name="ce3" office:value-type="string" calcext:value-type="string">
            <text:p>bea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style-name="ce3" office:value-type="float" office:value="0.00391" calcext:value-type="float">
            <text:p>0.00391</text:p>
          </table:table-cell>
          <table:table-cell table:style-name="ce3" office:value-type="float" office:value="0.00198" calcext:value-type="float">
            <text:p>0.00198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54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style-name="ce3" office:value-type="float" office:value="0.0058" calcext:value-type="float">
            <text:p>0.0058</text:p>
          </table:table-cell>
          <table:table-cell table:style-name="ce3" office:value-type="float" office:value="0.00126" calcext:value-type="float">
            <text:p>0.00126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55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97" calcext:value-type="float">
            <text:p>97</text:p>
          </table:table-cell>
          <table:table-cell table:style-name="ce3" office:value-type="float" office:value="0.00382" calcext:value-type="float">
            <text:p>0.00382</text:p>
          </table:table-cell>
          <table:table-cell table:style-name="ce3" office:value-type="float" office:value="0.0042" calcext:value-type="float">
            <text:p>0.0042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56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98" calcext:value-type="float">
            <text:p>98</text:p>
          </table:table-cell>
          <table:table-cell table:style-name="ce3" office:value-type="float" office:value="0.00226" calcext:value-type="float">
            <text:p>0.00226</text:p>
          </table:table-cell>
          <table:table-cell table:style-name="ce3" office:value-type="float" office:value="0.00634" calcext:value-type="float">
            <text:p>0.00634</text:p>
          </table:table-cell>
          <table:table-cell table:style-name="ce3" office:value-type="string" calcext:value-type="string">
            <text:p>bull</text:p>
          </table:table-cell>
          <table:table-cell/>
          <table:table-cell table:style-name="ce5" table:formula="of:= IF ([.D57] &gt; 0.00125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0.00448" calcext:value-type="float">
            <text:p>0.00448</text:p>
          </table:table-cell>
          <table:table-cell table:style-name="ce3" office:value-type="float" office:value="0.00102" calcext:value-type="float">
            <text:p>0.00102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59] &gt; 0.00125)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0.00223" calcext:value-type="float">
            <text:p>0.00223</text:p>
          </table:table-cell>
          <table:table-cell table:style-name="ce3" office:value-type="float" office:value="0.00368" calcext:value-type="float">
            <text:p>0.00368</text:p>
          </table:table-cell>
          <table:table-cell table:style-name="ce3" office:value-type="string" calcext:value-type="string">
            <text:p>bear</text:p>
          </table:table-cell>
          <table:table-cell table:number-columns-repeated="2"/>
          <table:table-cell table:style-name="ce5" table:formula="of:= IF ([.E60] &gt; 0.00125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office:value-type="string" calcext:value-type="string">
            <text:p>Total</text:p>
          </table:table-cell>
          <table:table-cell table:formula="of:=COUNTA([.H5:.H60])" office:value-type="float" office:value="22" calcext:value-type="float">
            <text:p>22</text:p>
          </table:table-cell>
          <table:table-cell table:formula="of:=COUNTA([.I5:.I60])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3" table:number-columns-repeated="2"/>
          <table:table-cell table:style-name="ce3" office:value-type="string" calcext:value-type="string">
            <text:p>Nostradamus Result</text:p>
          </table:table-cell>
          <table:table-cell/>
          <table:table-cell table:formula="of:=21/22" office:value-type="float" office:value="0.954545454545455" calcext:value-type="float">
            <text:p>0.9545454545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7"/>
          <table:table-cell table:formula="of:=([.H64]+[.I64])/2" office:value-type="float" office:value="0.912055335968379" calcext:value-type="float">
            <text:p>0.912055336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Oriya" svg:font-family="'Lohit Oriya'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2:06:19.432424461</meta:creation-date>
    <dc:date>2018-06-05T22:44:36.659139206</dc:date>
    <meta:editing-duration>PT17M55S</meta:editing-duration>
    <meta:editing-cycles>3</meta:editing-cycles>
    <meta:generator>LibreOffice/5.1.6.2$Linux_X86_64 LibreOffice_project/10m0$Build-2</meta:generator>
    <meta:document-statistic meta:table-count="1" meta:cell-count="241" meta:object-count="0"/>
  </office:meta>
</office:document-meta>
</file>